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4"/>
    <style:style style:name="P14" style:family="paragraph" style:parent-style-name="Text_20_body">
      <style:text-properties fo:font-style="italic" style:font-style-asian="italic" style:font-style-complex="italic"/>
    </style:style>
    <style:style style:name="P15" style:family="paragraph" style:parent-style-name="Text_20_body" style:list-style-name="L4">
      <style:text-properties fo:font-style="italic" style:font-style-asian="italic" style:font-style-complex="italic"/>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8" style:family="paragraph" style:parent-style-name="Heading_20_1">
      <style:paragraph-properties fo:break-before="page"/>
    </style:style>
    <style:style style:name="P19" style:family="paragraph" style:parent-style-name="Heading_20_3">
      <style:text-properties style:text-underline-style="none"/>
    </style:style>
    <style:style style:name="P20" style:family="paragraph" style:parent-style-name="Heading_20_2">
      <style:paragraph-properties fo:break-before="page"/>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fo:font-weight="bold" style:font-weight-asian="bold" style:font-weight-complex="bold"/>
    </style:style>
    <style:style style:name="P26" style:family="paragraph" style:parent-style-name="Contents_20_1">
      <style:paragraph-properties>
        <style:tab-stops>
          <style:tab-stop style:position="149.01mm" style:type="right" style:leader-style="dotted" style:leader-text="."/>
        </style:tab-stops>
      </style:paragraph-properties>
    </style:style>
    <style:style style:name="P27" style:family="paragraph" style:parent-style-name="Contents_20_2">
      <style:paragraph-properties>
        <style:tab-stops>
          <style:tab-stop style:position="145.03mm" style:type="right" style:leader-style="dotted" style:leader-text="."/>
        </style:tab-stops>
      </style:paragraph-properties>
    </style:style>
    <style:style style:name="P28" style:family="paragraph" style:parent-style-name="Contents_20_3">
      <style:paragraph-properties>
        <style:tab-stops>
          <style:tab-stop style:position="140.04mm" style:type="right" style:leader-style="dotted" style:leader-text="."/>
        </style:tab-stops>
      </style:paragraph-properties>
    </style:style>
    <style:style style:name="P29"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style:use-window-font-color="true" style:font-name="Times New Roman" fo:letter-spacing="normal" fo:font-style="normal" fo:font-weight="normal"/>
    </style:style>
    <style:style style:name="T13"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style:use-window-font-color="true" style:font-name="Times New Roman"/>
    </style:style>
    <style:style style:name="T17" style:family="text">
      <style:text-properties style:use-window-font-color="true" style:font-name="Times New Roman"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weight="bold" style:font-weight-asian="bold" style:font-weight-complex="bol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
            <text:index-entry-chapter/>
            <text:index-entry-text/>
            <text:index-entry-tab-stop style:type="right" style:leader-char="."/>
            <text:index-entry-page-number/>
          </text:table-of-content-entry-template>
          <text:table-of-content-entry-template text:outline-level="2" text:style-name="">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26">Obsah<text:tab/>1</text:p>
            </text:list-item>
            <text:list-item>
              <text:p text:style-name="P26">1 Úvod<text:tab/>4</text:p>
            </text:list-item>
            <text:list-item>
              <text:p text:style-name="P26">1 WebArchiv<text:tab/>6</text:p>
            </text:list-item>
          </text:list>
          <text:p text:style-name="P27">1.1 O WebArchivu<text:tab/>6</text:p>
          <text:p text:style-name="P27">1.2 Vývoj projektu<text:tab/>7</text:p>
          <text:p text:style-name="P28">1.2.1 Rok 2000<text:tab/>7</text:p>
          <text:p text:style-name="P28">1.2.2 Rok 2001<text:tab/>7</text:p>
          <text:p text:style-name="P28">1.2.3 Rok 2002<text:tab/>8</text:p>
          <text:p text:style-name="P28">1.2.4 Rok 2003<text:tab/>8</text:p>
          <text:p text:style-name="P28">1.2.5 Rok 2004<text:tab/>8</text:p>
          <text:p text:style-name="P28">1.2.6 Rok 2005<text:tab/>9</text:p>
          <text:p text:style-name="P28">1.2.7 Rok 2006<text:tab/>9</text:p>
          <text:p text:style-name="P28">1.2.8 Rok 2007<text:tab/>9</text:p>
          <text:p text:style-name="P28">1.2.9 Rok 2008<text:tab/>10</text:p>
          <text:p text:style-name="P28">1.2.10 Rok 2009<text:tab/>10</text:p>
          <text:p text:style-name="P28">1.2.11 Rok 2010<text:tab/>11</text:p>
          <text:p text:style-name="P28">1.2.12 Rok 2011<text:tab/>11</text:p>
          <text:p text:style-name="P27">1.3 Současný obsah databáze<text:tab/>12</text:p>
          <text:p text:style-name="P27">1.4 Další informace o projektu<text:tab/>13</text:p>
          <text:p text:style-name="P28">1.4.1 Creative Commons<text:tab/>13</text:p>
          <text:p text:style-name="P28">1.4.2 Partneři projektu<text:tab/>13</text:p>
          <text:p text:style-name="P28">1.4.3 Nasmlouvané webové zdroje<text:tab/>14</text:p>
          <text:p text:style-name="P28">1.4.4 Internet Archive<text:tab/>15</text:p>
          <text:p text:style-name="P28">1.4.5 Další spolupráce<text:tab/>15</text:p>
          <text:p text:style-name="P28">1.4.6 Dostupnost informací<text:tab/>15</text:p>
          <text:p text:style-name="P28">1.4.7 Kritéria výběru webových zdrojů<text:tab/>16</text:p>
          <text:p text:style-name="P29">1.4.7.1 Plošná archivace – harvesting<text:tab/>16</text:p>
          <text:p text:style-name="P29">1.4.7.2 Výběrový přístup – konspekt<text:tab/>17</text:p>
          <text:p text:style-name="P29">1.4.7.3 Tematické sbírky<text:tab/>18</text:p>
          <text:p text:style-name="P27">1.5 Starší práce na téma WebArchiv<text:tab/>19</text:p>
          <text:p text:style-name="P28">1.5.1 Systém pro správu procesu archivace webových informačních zdrojů<text:tab/>19</text:p>
          <text:p text:style-name="P28">1.5.2 Identifikace a omezení přístupu k "nevhodným" stránkám ve webovém archivu<text:tab/>19</text:p>
          <text:p text:style-name="P28">1.5.3 Rozpoznání a archivace českého webu mimo národní doménu<text:tab/>20</text:p>
          <text:p text:style-name="P28">1.5.4 Implementace OAI-PMH pro český WebArchiv<text:tab/>20</text:p>
          <text:p text:style-name="P28">1.5.5 Bibliografický popis elektronických online zdrojů v zahraniční a domácí katalogizační praxi<text:tab/>20</text:p>
          <text:p text:style-name="P28">1.5.6 Zpřístupnění archivu českého webu<text:tab/>21</text:p>
          <text:p text:style-name="P28">1.5.5 Strategie archivace elektronických online zdrojů a politika jejich výběru do digitálního archivu (se zaměřením na český systém WebArchiv)<text:tab/>21</text:p>
          <text:p text:style-name="P27"><text:soft-page-break/>1.6 Nástroje související s projektem WebArchiv<text:tab/>22</text:p>
          <text:p text:style-name="P28">1.6.1 APACHE TOMCAT<text:tab/>22</text:p>
          <text:p text:style-name="P28">1.6.2 ARCRetriever<text:tab/>22</text:p>
          <text:p text:style-name="P28">1.6.3 DeDuplicator<text:tab/>22</text:p>
          <text:p text:style-name="P28">1.6.4 Generátor URN<text:tab/>22</text:p>
          <text:p text:style-name="P28">1.6.5 HERITRIX<text:tab/>23</text:p>
          <text:p text:style-name="P28">1.6.6 ImpEval <text:tab/>23</text:p>
          <text:p text:style-name="P28">1.6.7 NutchWAX<text:tab/>23</text:p>
          <text:p text:style-name="P28">1.6.8 WA ADMIN<text:tab/>24</text:p>
          <text:p text:style-name="P28">1.6.9 WA-CZ<text:tab/>24</text:p>
          <text:p text:style-name="P28">1.6.10 Wayback<text:tab/>24</text:p>
          <text:p text:style-name="P28">1.6.11 WebAnalyzer<text:tab/>25</text:p>
          <text:p text:style-name="P28">1.6.12 Web Curator Tool<text:tab/>25</text:p>
          <text:list xml:id="list352950438" text:continue-numbering="true" text:style-name="List_20_1">
            <text:list-item>
              <text:p text:style-name="P26">2 Archivační formáty<text:tab/>26</text:p>
            </text:list-item>
          </text:list>
          <text:p text:style-name="P27">2.1 Úvod<text:tab/>26</text:p>
          <text:p text:style-name="P27">2.2 Formát nedlib<text:tab/>27</text:p>
          <text:p text:style-name="P28">2.2.1 Popis standardu nedlib<text:tab/>27</text:p>
          <text:p text:style-name="P28">2.2.2 Výhody nedlib<text:tab/>27</text:p>
          <text:p text:style-name="P28">2.2.3 Nevýhody nedlib<text:tab/>27</text:p>
          <text:p text:style-name="P28">2.2.4 Užití v praxi ve WebArchivu<text:tab/>27</text:p>
          <text:p text:style-name="P27">2.3 Formát arc<text:tab/>28</text:p>
          <text:p text:style-name="P28">2.3.1 Popis standardu arc<text:tab/>28</text:p>
          <text:p text:style-name="P28">2.3.2 Výhody arc<text:tab/>28</text:p>
          <text:p text:style-name="P28">2.3.3 Nevýhody arc<text:tab/>28</text:p>
          <text:p text:style-name="P28">2.3.4 Užití v praxi ve WebArchivu<text:tab/>29</text:p>
          <text:p text:style-name="P27">2.4 Formát warc<text:tab/>30</text:p>
          <text:p text:style-name="P28">2.4.1 Popis standardu warc<text:tab/>30</text:p>
          <text:p text:style-name="P28">2.4.2 Výhody warc<text:tab/>30</text:p>
          <text:p text:style-name="P28">2.4.3 Nevýhody warc<text:tab/>31</text:p>
          <text:p text:style-name="P28">2.4.4 Plánované využití<text:tab/>32</text:p>
          <text:p text:style-name="P28">2.4.5 Deduplikace souborů<text:tab/>32</text:p>
          <text:list xml:id="list983747098" text:continue-numbering="true" text:style-name="List_20_1">
            <text:list-item>
              <text:p text:style-name="P26">3 Migrace archivu z formátu arc do formátu warc<text:tab/>33</text:p>
            </text:list-item>
          </text:list>
          <text:p text:style-name="P27">3.1 O migraci<text:tab/>33</text:p>
          <text:p text:style-name="P27">3.2 Použité nástroje<text:tab/>35</text:p>
          <text:p text:style-name="P28">3.2.1 JHOVE<text:tab/>35</text:p>
          <text:p text:style-name="P28">3.2.2 JHOVE2<text:tab/>35</text:p>
          <text:p text:style-name="P29">3.2.2.1 Úvod<text:tab/>35</text:p>
          <text:p text:style-name="P29">3.2.2.2 O programu<text:tab/>36</text:p>
          <text:p text:style-name="P29">3.2.2.3 Úprava programu<text:tab/>38</text:p>
          <text:p text:style-name="P28">3.2.3 Jpype<text:tab/>38</text:p>
          <text:p text:style-name="P27">3.3 Testování migračních nástrojů<text:tab/>39</text:p>
          <text:p text:style-name="P28">3.3.1 WARC-TOOLS<text:tab/>39</text:p>
          <text:p text:style-name="P29">3.3.1.1 Kompatibilita s ostatními nástroji<text:tab/>39</text:p>
          <text:p text:style-name="P29"><text:soft-page-break/>3.3.1.2 Další parametry<text:tab/>40</text:p>
          <text:p text:style-name="P28">3.3.2 WARC-TOOLS / hanzo<text:tab/>40</text:p>
          <text:p text:style-name="P29">3.3.2.1 Kompatibilita s ostatními nástroji<text:tab/>40</text:p>
          <text:p text:style-name="P29">3.3.2.2 Další parametry<text:tab/>41</text:p>
          <text:p text:style-name="P28">3.3.3 WARC-TOOLS / kpk09<text:tab/>41</text:p>
          <text:p text:style-name="P29">3.3.3 1 Kompatibilita s ostatními nástroji<text:tab/>41</text:p>
          <text:p text:style-name="P29">3.3.3.2 Další parametry<text:tab/>41</text:p>
          <text:p text:style-name="P27">3.4 Podobnost WARCTOOLS / hanzo s kpk09<text:tab/>43</text:p>
          <text:p text:style-name="P28">3.4.1 Porovnání výstupů pro stejné vstupy<text:tab/>43</text:p>
          <text:p text:style-name="P28">3.4.2 Porovnání zdrojového kódu<text:tab/>43</text:p>
          <text:p text:style-name="P27">3.5 Závěry z porovnávání nástrojů<text:tab/>45</text:p>
          <text:list xml:id="list703104684" text:continue-numbering="true" text:style-name="List_20_1">
            <text:list-item>
              <text:p text:style-name="P26">4 Závěr<text:tab/>46</text:p>
            </text:list-item>
            <text:list-item>
              <text:p text:style-name="P26">Seznam literatury<text:tab/>47</text:p>
            </text:list-item>
            <text:list-item>
              <text:p text:style-name="P26">Přílohy<text:tab/>51</text:p>
            </text:list-item>
          </text:list>
        </text:index-body>
      </text:table-of-content>
      <text:p text:style-name="P17"/>
      <text:h text:style-name="P18"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Text_20_body"><text:span text:style-name="T9">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span></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8"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364198685"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0" text:outline-level="2">1.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8">[7]</text:span></text:p>
      <text:h text:style-name="Heading_20_3" text:outline-level="3"><text:soft-page-break/>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8">[8]</text:span></text:p>
      <text:h text:style-name="Heading_20_3" text:outline-level="3">1.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8"> </text:span><text:span text:style-name="Strong_20_Emphasis"><text:span text:style-name="T8">Rozpoznání </text:span></text:span><text:span text:style-name="Strong_20_Emphasis"><text:span text:style-name="T8">a archivace českého webu mimo národní doménu</text:span></text:span><text:span text:style-name="Strong_20_Emphasis"><text:span text:style-name="T8">,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0"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0"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1079236818" text:continue-numbering="true" text:style-name="List_20_1">
        <text:list-item>
          <text:p text:style-name="P22"><text:span text:style-name="T19">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2"><text:span text:style-name="T19">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2"><text:span text:style-name="T19">CZ.NIC</text:span><text:note text:id="ftn12" text:note-class="footnote"><text:note-citation>12</text:note-citation><text:note-body><text:p text:style-name="Footnote">Bližší informace o organizaci <text:span text:style-name="T8">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10">[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7">Pracovníci WebArchivu se účastní odborných konferencí </text:span><text:span text:style-name="Emphasis"><text:span text:style-name="T13">International Internet Preservation Consortium</text:span></text:span><text:span text:style-name="Emphasis"><text:span text:style-name="T13"><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3">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11">Projektem WebArchiv se také intenzivně zajímá například Elektronický časopis o informační společnosti – Ikaros</text:span><text:span text:style-name="T11"><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11">.</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0"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8">Autorem bakalářské práce je Filip Kusalík, který ji dokončil v roce 2009. Cílem </text:span></text:span><text:soft-page-break/><text:span text:style-name="Strong_20_Emphasis"><text:span text:style-name="T8">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8">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8">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1.5.5 Bibliografický popis elektronických online zdrojů v zahraniční a domácí katalogizační praxi</text:span></text:h>
      <text:p text:style-name="Text_20_body"><text:span text:style-name="Strong_20_Emphasis"><text:span text:style-name="T8">Lenka Jelínková diplomovou práci dokončila v roce 2006. Podává podrobný </text:span></text:span><text:soft-page-break/><text:span text:style-name="Strong_20_Emphasis"><text:span text:style-name="T8">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8">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8">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0"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4">„Arcretriever je modul pro dodání dokumentu, jenž je součástí systému WERA. Java web aplikace na základe jména archivního souboru a pozice (offsetu) zobrazuje dokumenty vrácené z archivu.“</text:span><text:span text:style-name="T10">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8">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http://deduplicator.sourceforge.ne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8">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6">V roce 2009 realizoval Adam Brokeš WA Admin v2 v rámci své bakalářské práce s názvem Systém pro správu procesu archivace webových informačních zdrojů</text:span><text:span text:style-name="T16">. WA Admin v2 nahradil nástroj vytvořený Lukášem Matějkou a stejně jako WA Admin sloužil pro </text:span><text:span text:style-name="T12">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8">Nástroj, který pro WebArchiv vytvořil Ivan Vlček v rámci své bakalářské práce s názvem </text:span><text:span text:style-name="Strong_20_Emphasis"><text:span text:style-name="T8">Rozpoznání a archivace českého webu mimo národní doménu</text:span></text:span><text:span text:style-name="T8"> v roce 2008</text:span><text:span text:style-name="Strong_20_Emphasis"><text:span text:style-name="T8">. Nástroj se v současné době používá. [27]</text:span></text:span></text:p>
      <text:h text:style-name="Heading_20_3" text:outline-level="3">1.6.12 Web Curator Tool</text:h>
      <text:p text:style-name="P5"><text:span text:style-name="T16">Nástroj vyvinutý</text:span><text:span text:style-name="T16"><text:note text:id="ftn29" text:note-class="footnote"><text:note-citation>29</text:note-citation><text:note-body><text:p text:style-name="Footnote">Webové stránky projektu Web Curator Tool dostupné online na adrese http://webcurator.sourceforge.net/</text:p></text:note-body></text:note></text:span><text:span text:style-name="T16">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8"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0"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105918818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719090643"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0"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676419665"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869996048"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0"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866693333" text:continue-numbering="true" text:style-name="List_20_1">
        <text:list-item>
          <text:p text:style-name="List_20_1">Do budoucna pravděpodobně většina institucí přejde na archivaci webových stránek do warc archivů. Warc tedy bude nejspíše označen za jediný <text:soft-page-break/>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10">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10"><text:note text:id="ftn35" text:note-class="footnote"><text:note-citation>35</text:note-citation><text:note-body><text:p text:style-name="Footnote">Popis RFC standardu SHA-1 dostupný online na adrese http://tools.ietf.org/html/rfc3174</text:p></text:note-body></text:note></text:span><text:span text:style-name="T10"> hashovací funkcí pro jednoznačné určení stažených dokumentů.</text:span></text:p>
        </text:list-item>
      </text:list>
      <text:h text:style-name="Heading_20_3" text:outline-level="3">2.4.3 Nevýhody warc</text:h>
      <text:list xml:id="list216833605"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škály metadat. Za tímto účelem bude nutno provést další studie.</text:p>
        </text:list-item>
        <text:list-item>
          <text:p text:style-name="P23"><text:soft-page-break/>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4] Tím pádem se nedají případné nové sklizně ve formátu warc zařadit ke starým 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8"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20" text:outline-level="2">3.2 Použité nástroje</text:h>
      <text:p text:style-name="Text_20_body">Kromě samotných nástrojů pro migrci arc archivů jsem používal i jiné nástroje, zde podávám jejich přehled.</text:p>
      <text:h text:style-name="P19" text:outline-level="3">3.2.1 JHOVE</text:h>
      <text:p text:style-name="P3">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0"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XML output handlery. Je naprogramován v programovacím jazyce Java.</text:p>
      <text:p text:style-name="P3">Jelikož je již zastaralý, používal jsem pro svou práci jeho novější verzi: JHOVE2. Přesto je tento nástroj stále vyvíjen a dostupný k volnému stažení<text:note text:id="ftn36" text:note-class="footnote"><text:note-citation>37</text:note-citation><text:note-body><text:p text:style-name="Footnote">Webové stránky projektu JHOVE dostupné online na adrese http://sourceforge.net/projects/jhove/</text:p></text:note-body></text:note>.</text:p>
      <text:h text:style-name="P19" text:outline-level="3">3.2.2 JHOVE2</text:h>
      <text:h text:style-name="Heading_20_4" text:outline-level="4"><text:span text:style-name="T1">3.2.2.1 Úvod</text:span></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7"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9</text:note-citation><text:note-body><text:p text:style-name="Footnote">Webová stránka projektu JHOVE2 dostupná online na adrese https://bitbucket.org/jhove2/</text:p></text:note-body></text:note> a dále verzi určenou pro validaci testování souborů<text:note text:id="ftn39"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text:p>
      <text:h text:style-name="P21" text:outline-level="4">3.2.2.2 O programu</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oft-page-break/><text:span text:style-name="T5">about that source unit that is indicative of its significant nature and useful for purposes of classification, analysis, and use.</text:span><text:span text:style-name="T2">“ [příloha AF]</text:span></text:p>
      <text:p text:style-name="P6"><text:span text:style-name="T1">Charakterizace se skládá ze čtyř procedur:</text:span></text:p>
      <text:list xml:id="list1399934110" text:continue-numbering="true" text:style-name="List_20_1">
        <text:list-item>
          <text:p text:style-name="P22"><text:span text:style-name="T3">Identifikace</text:span><text:span text:style-name="T1"> – určení formátu objektu.</text:span></text:p>
        </text:list-item>
        <text:list-item>
          <text:p text:style-name="P25"><text:span text:style-name="T1">Feature extraction</text:span></text:p>
        </text:list-item>
        <text:list-item>
          <text:p text:style-name="P22"><text:span text:style-name="T3">Validace</text:span><text:span text:style-name="T1"> – určení stupně korespondence objektu se specifikací formátu.</text:span></text:p>
        </text:list-item>
        <text:list-item>
          <text:p text:style-name="P22"><text:span text:style-name="T3">Assessment</text:span><text:span text:style-name="T1">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ald určit rizika při práci s různými objekty, nebo provést či doporučit další akce ke zpracování objektů.</text:span></text:p>
        </text:list-item>
      </text:list>
      <text:p text:style-name="Text_20_body"><text:span text:style-name="T1"/></text:p>
      <text:p text:style-name="P14"><text:span text:style-name="T1">Mezi vlastnosti programu patří: Granular modularization with generic plug-ins, Clean APIs and common module design patterns, Buffered I/O, Internationalized output (více druhů výstupu – JSON, XML, text) , Extensive configuration via dependency injection, Complete documentation</text:span></text:p>
      <text:p text:style-name="P14"><text:span text:style-name="T1">Hlavní předností nástroje je široká škála typů souborů, které dokáže rozpoznat a validovat.</text:span><text:span text:style-name="T1"><text:note text:id="ftn48" text:note-class="footnote"><text:note-citation>41</text:note-citation><text:note-body><text:p text:style-name="Footnote">Zde se jedná jen o nepřesný (a neúplný) výčet, který je uveden v příloze AG.</text:p></text:note-body></text:note></text:span></text:p>
      <text:list xml:id="list1022617922" text:style-name="L4">
        <text:list-item>
          <text:p text:style-name="P13"><text:span text:style-name="T6">Identifikace</text:span><text:span text:style-name="T5"> –</text:span><text:span text:style-name="T7"> JHOVE2 can identify (by DROID) many more formats than it can validate (by modules) – PRONOM registry documents over 550 “formats”</text:span><text:a xlink:type="simple" xlink:href="http://www.nationalarchives.gov.uk/PRONOM">http://www.nationalarchives.gov.uk/PRONOM</text:a><text:span text:style-name="T7">.</text:span></text:p>
        </text:list-item>
        <text:list-item>
          <text:p text:style-name="P15"><text:span text:style-name="T3">Validace</text:span><text:span text:style-name="T1"> – : ICC color profile, JPEG 2000, PDF, SGML, Shapefile, TIFF, UTF-8, WAVE, XML, Zip. NetCDF: </text:span><text:a xlink:type="simple" xlink:href="http://www.unidata.ucar.edu/software/netcdf">http://www.unidata.ucar.edu/software/netcdf</text:a><text:span text:style-name="T1"> Grib: http://www.wmo.int/pages/prog/www/WDM/Guides/Guide-binary-2.html</text:span></text:p>
        </text:list-item>
      </text:list>
      <text:p text:style-name="P6"><text:span text:style-name="T1"/></text:p>
      <text:h text:style-name="Heading_20_4" text:outline-level="4"><text:soft-page-break/><text:span text:style-name="T1">3.2.2.3 Úprava programu</text:span></text:h>
      <text:p text:style-name="P3"/>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0" text:note-class="footnote"><text:note-citation>42</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0"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3</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3.3.1.1 Kompatibilita s ostatními nástroji</text:h>
      <text:p text:style-name="Text_20_body">Nástroj WARCDUMP není kompatibilní s ostatními mnou testovanými nástroji.</text:p>
      <text:list xml:id="list1251543629" text:continue-list="list1399934110"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221735940"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766949610"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4</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3.3.2.1 Kompatibilita s ostatními nástroji</text:h>
      <text:list xml:id="list1941096141"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3.3.2.2 Další parametry</text:h>
      <text:list xml:id="list1648077521"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5</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 Příloha AE obsahuje kompletní nástroj.</text:p>
      <text:h text:style-name="P21" text:outline-level="4">3.3.3 1 Kompatibilita s ostatními nástroji</text:h>
      <text:list xml:id="list1129769999"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3.3.3.2 Další parametry</text:h>
      <text:list xml:id="list1374674918" text:continue-numbering="true" text:style-name="List_20_1">
        <text:list-item>
          <text:p text:style-name="P23">Nemá napsané skripty pro hromadnou migraci.</text:p>
        </text:list-item>
        <text:list-item>
          <text:p text:style-name="P23"><text:soft-page-break/>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Příloha Z]</text:p>
        </text:list-item>
      </text:list>
      <text:h text:style-name="P20"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6</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7</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993999026" text:continue-numbering="true" text:style-name="List_20_1">
        <text:list-item>
          <text:p text:style-name="List_20_1"><text:soft-page-break/>Změny v WARCTOOLS / hanzo, které se neprojevily v druhém nástroji<text:note text:id="ftn46" text:note-class="footnote"><text:note-citation>48</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9</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20"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8" text:outline-level="1">4 Závěr</text:h>
      <text:p text:style-name="Text_20_body">Napiš, že výstupy použiješ jako zprávu pro Národní knihovnu</text:p>
      <text:h text:style-name="P18"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10">.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8"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1.99mm" fo:margin-bottom="1.99mm"/>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4:35:46</dc:date>
    <dc:creator>Martin Prokop</dc:creator>
    <meta:editing-duration>P4DT11H53M19S</meta:editing-duration>
    <meta:editing-cycles>2362</meta:editing-cycles>
    <meta:document-statistic meta:table-count="1" meta:image-count="0" meta:object-count="0" meta:page-count="51" meta:paragraph-count="543" meta:word-count="9884" meta:character-count="69723" meta:non-whitespace-character-count="60486"/>
  </office:meta>
</office:document-meta>
</file>